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950e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custom-shape draw:style-name="gr1" draw:text-style-name="P1" xml:id="id1" draw:id="id1" draw:layer="layout" svg:width="4.4cm" svg:height="4cm" svg:x="2.8cm" svg:y="10.3cm">
          <text:p text:style-name="P1">Artic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2" draw:id="id2" draw:layer="layout" svg:width="4.9cm" svg:height="4.2cm" svg:x="9.3cm" svg:y="10.2cm">
          <text:p text:style-name="P1">Pattern</text:p>
          <text:p text:style-name="P1">Matching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2" xml:id="id3" draw:id="id3" draw:layer="layout" svg:width="4.9cm" svg:height="4cm" svg:x="9.3cm" svg:y="3.8cm">
          <text:p text:style-name="P2"><text:span text:style-name="T1">Property-Pattern Table</text:span></text:p>
          <text:p text:style-name="P2"><text:span text:style-name="T1"/></text:p>
          <text:p text:style-name="P2"><text:span text:style-name="T1">Property</text:span><text:span text:style-name="T2">1</text:span><text:span text:style-name="T1">: Pattern</text:span><text:span text:style-name="T3">11</text:span><text:span text:style-name="T1">, </text:span></text:p>
          <text:p text:style-name="P2"><text:span text:style-name="T1"><text:s text:c="20"/></text:span><text:span text:style-name="T1">Pattern</text:span><text:span text:style-name="T3">12</text:span><text:span text:style-name="T1">,...</text:span></text:p>
          <text:p text:style-name="P2"><text:span text:style-name="T1">Property</text:span><text:span text:style-name="T3">2</text:span><text:span text:style-name="T1">: Pattern</text:span><text:span text:style-name="T3">21</text:span><text:span text:style-name="T1">,</text:span></text:p>
          <text:p text:style-name="P2"><text:span text:style-name="T1"><text:s text:c="20"/></text:span><text:span text:style-name="T1">Pattern</text:span><text:span text:style-name="T3">22</text:span><text:span text:style-name="T4">,...</text:span></text:p>
          <text:p text:style-name="P2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6cm" svg:height="4.2cm" svg:x="20.4cm" svg:y="10.2cm">
          <text:p text:style-name="P2"><text:span text:style-name="T1">Detection Result</text:span></text:p>
          <text:p text:style-name="P2"><text:span text:style-name="T1"/></text:p>
          <text:p text:style-name="P2"><text:span text:style-name="T1">Property</text:span><text:span text:style-name="T3">1 </text:span><text:span text:style-name="T4">(X)</text:span></text:p>
          <text:p text:style-name="P2"><text:span text:style-name="T5">Property</text:span><text:span text:style-name="T6">2 </text:span><text:span text:style-name="T5">(O)</text:span></text:p>
          <text:p text:style-name="P2"><text:span text:style-name="T6"/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2cm" svg:height="4.2cm" svg:x="15.2cm" svg:y="10.2cm">
          <text:p text:style-name="P2"><text:span text:style-name="T1">Result</text:span></text:p>
          <text:p text:style-name="P2"><text:span text:style-name="T1"/></text:p>
          <text:p text:style-name="P2"><text:span text:style-name="T1">Pattern</text:span><text:span text:style-name="T3">11</text:span><text:span text:style-name="T1"> (X)</text:span></text:p>
          <text:p text:style-name="P2"><text:span text:style-name="T1">Pattern</text:span><text:span text:style-name="T3">12</text:span><text:span text:style-name="T1"> (X)</text:span></text:p>
          <text:p text:style-name="P2"><text:span text:style-name="T1">Pattern</text:span><text:span text:style-name="T3">21</text:span><text:span text:style-name="T1"> (O)</text:span></text:p>
          <text:p text:style-name="P2"><text:span text:style-name="T1">Pattern</text:span><text:span text:style-name="T3">22</text:span><text:span text:style-name="T1"> (X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cm" svg:y1="12.3cm" svg:x2="9.3cm" svg:y2="12.3cm" draw:start-shape="id1" draw:start-glue-point="7" draw:end-shape="id2" draw:end-glue-point="3" svg:d="M7200 12300h2100" svg:viewBox="0 0 2101 1">
          <text:p/>
        </draw:connector>
        <draw:connector draw:style-name="gr2" draw:text-style-name="P1" draw:layer="layout" draw:type="line" svg:x1="11.75cm" svg:y1="7.8cm" svg:x2="11.75cm" svg:y2="10.2cm" draw:start-shape="id3" draw:start-glue-point="6" draw:end-shape="id2" draw:end-glue-point="0" svg:d="M11750 7800v2400" svg:viewBox="0 0 1 2401">
          <text:p/>
        </draw:connector>
        <draw:connector draw:style-name="gr2" draw:text-style-name="P1" draw:layer="layout" draw:type="line" svg:x1="14.2cm" svg:y1="12.3cm" svg:x2="15.2cm" svg:y2="12.3cm" draw:start-shape="id2" draw:start-glue-point="1" draw:end-shape="id4" draw:end-glue-point="3" svg:d="M14200 12300h1000" svg:viewBox="0 0 1001 1">
          <text:p/>
        </draw:connector>
        <draw:connector draw:style-name="gr2" draw:text-style-name="P1" draw:layer="layout" draw:type="line" svg:x1="18.4cm" svg:y1="12.3cm" svg:x2="20.4cm" svg:y2="12.3cm" draw:start-shape="id4" draw:start-glue-point="1" draw:end-shape="id5" draw:end-glue-point="3" svg:d="M18400 12300h2000" svg:viewBox="0 0 2001 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custom-shape draw:style-name="gr4" draw:text-style-name="P4" xml:id="id6" draw:id="id6" draw:layer="版面配置" svg:width="4.4cm" svg:height="4cm" svg:x="1.2cm" svg:y="10.3cm">
          <text:p text:style-name="P4">Artic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4" xml:id="id7" draw:id="id7" draw:layer="版面配置" svg:width="4.9cm" svg:height="4.2cm" svg:x="6.8cm" svg:y="10.2cm">
          <text:p text:style-name="P4">Pattern</text:p>
          <text:p text:style-name="P4">Matching</text:p>
          <draw:enhanced-geometry svg:viewBox="0 0 21600 21600" draw:type="rectangle" draw:enhanced-path="M 0 0 L 21600 0 21600 21600 0 21600 0 0 Z N"/>
        </draw:custom-shape>
        <draw:custom-shape draw:name="123" draw:style-name="gr4" draw:text-style-name="P2" xml:id="id9" draw:id="id9" draw:layer="版面配置" svg:width="4.9cm" svg:height="4cm" svg:x="6.8cm" svg:y="1.9cm">
          <text:p text:style-name="P2"><text:span text:style-name="T1">Property-Pattern Table</text:span></text:p>
          <text:p text:style-name="P2"><text:span text:style-name="T1"/></text:p>
          <text:p text:style-name="P2"><text:span text:style-name="T1">Property</text:span><text:span text:style-name="T2">1</text:span><text:span text:style-name="T1">: Pattern</text:span><text:span text:style-name="T3">11</text:span><text:span text:style-name="T1">, </text:span></text:p>
          <text:p text:style-name="P2"><text:span text:style-name="T1"><text:s text:c="20"/></text:span><text:span text:style-name="T1">Pattern</text:span><text:span text:style-name="T3">12</text:span><text:span text:style-name="T1">,...</text:span></text:p>
          <text:p text:style-name="P2"><text:span text:style-name="T1">Property</text:span><text:span text:style-name="T3">2</text:span><text:span text:style-name="T1">: Pattern</text:span><text:span text:style-name="T3">21</text:span><text:span text:style-name="T1">,</text:span></text:p>
          <text:p text:style-name="P2"><text:span text:style-name="T1"><text:s text:c="20"/></text:span><text:span text:style-name="T1">Pattern</text:span><text:span text:style-name="T3">22</text:span><text:span text:style-name="T4">,...</text:span></text:p>
          <text:p text:style-name="P2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版面配置" svg:width="4.6cm" svg:height="4.2cm" svg:x="22.4cm" svg:y="10.2cm">
          <text:p text:style-name="P2"><text:span text:style-name="T1">Detection Result</text:span></text:p>
          <text:p text:style-name="P2"><text:span text:style-name="T1"/></text:p>
          <text:p text:style-name="P2"><text:span text:style-name="T1">Property</text:span><text:span text:style-name="T3">1 </text:span><text:span text:style-name="T4">(X)</text:span></text:p>
          <text:p text:style-name="P2"><text:span text:style-name="T5">Property</text:span><text:span text:style-name="T6">2 </text:span><text:span text:style-name="T5">(O)</text:span></text:p>
          <text:p text:style-name="P2"><text:span text:style-name="T6"/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版面配置" svg:width="3.2cm" svg:height="4.2cm" svg:x="12.7cm" svg:y="10.2cm">
          <text:p text:style-name="P2"><text:span text:style-name="T1">Result</text:span></text:p>
          <text:p text:style-name="P2"><text:span text:style-name="T1"/></text:p>
          <text:p text:style-name="P2"><text:span text:style-name="T1">Pattern</text:span><text:span text:style-name="T3">11</text:span><text:span text:style-name="T1"> (X)</text:span></text:p>
          <text:p text:style-name="P2"><text:span text:style-name="T1">Pattern</text:span><text:span text:style-name="T3">12</text:span><text:span text:style-name="T1"> (X)</text:span></text:p>
          <text:p text:style-name="P2"><text:span text:style-name="T1">Pattern</text:span><text:span text:style-name="T3">21</text:span><text:span text:style-name="T1"> (O)</text:span></text:p>
          <text:p text:style-name="P2"><text:span text:style-name="T1">Pattern</text:span><text:span text:style-name="T3">22</text:span><text:span text:style-name="T1"> (X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cm" svg:y1="12.3cm" svg:x2="6.8cm" svg:y2="12.3cm" draw:start-shape="id6" draw:start-glue-point="7" draw:end-shape="id7" draw:end-glue-point="3" svg:d="M5600 12300h1200" svg:viewBox="0 0 1201 1">
          <text:p/>
        </draw:connector>
        <draw:connector draw:style-name="gr2" draw:text-style-name="P1" draw:layer="layout" draw:type="line" svg:x1="11.7cm" svg:y1="12.3cm" svg:x2="12.7cm" svg:y2="12.3cm" draw:start-shape="id7" draw:start-glue-point="1" draw:end-shape="id8" draw:end-glue-point="3" svg:d="M11700 12300h1000" svg:viewBox="0 0 1001 1">
          <text:p/>
        </draw:connector>
        <draw:custom-shape draw:style-name="gr1" draw:text-style-name="P1" xml:id="id10" draw:id="id10" draw:layer="layout" svg:width="4.9cm" svg:height="2.4cm" svg:x="6.8cm" svg:y="6.8cm">
          <text:p text:style-name="P1">Pattern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8cm" svg:height="4.2cm" svg:x="16.8cm" svg:y="10.2cm">
          <text:p text:style-name="P1">Disambigu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25cm" svg:y1="5.9cm" svg:x2="9.25cm" svg:y2="6.8cm" draw:start-shape="id9" draw:start-glue-point="6" draw:end-shape="id10" draw:end-glue-point="0" svg:d="M9250 5900v900" svg:viewBox="0 0 1 901">
          <text:p/>
        </draw:connector>
        <draw:connector draw:style-name="gr5" draw:text-style-name="P1" draw:layer="layout" draw:type="line" svg:x1="9.25cm" svg:y1="9.2cm" svg:x2="9.25cm" svg:y2="10.2cm" draw:start-shape="id10" draw:start-glue-point="2" draw:end-shape="id7" draw:end-glue-point="0" svg:d="M9250 9200v1000" svg:viewBox="0 0 1 1001">
          <text:p/>
        </draw:connector>
        <draw:connector draw:style-name="gr5" draw:text-style-name="P1" draw:layer="layout" draw:type="line" svg:x1="15.9cm" svg:y1="12.3cm" svg:x2="16.8cm" svg:y2="12.3cm" draw:start-shape="id8" draw:start-glue-point="1" draw:end-shape="id11" draw:end-glue-point="3" svg:d="M15900 12300h900" svg:viewBox="0 0 901 1">
          <text:p/>
        </draw:connector>
        <draw:connector draw:style-name="gr5" draw:text-style-name="P1" draw:layer="layout" draw:type="line" svg:x1="21.6cm" svg:y1="12.3cm" svg:x2="22.4cm" svg:y2="12.3cm" draw:start-shape="id11" draw:start-glue-point="1" draw:end-shape="id12" draw:end-glue-point="3" svg:d="M21600 12300h800" svg:viewBox="0 0 801 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0">
        <draw:custom-shape draw:style-name="gr6" draw:text-style-name="P1" xml:id="id16" draw:id="id16" draw:layer="layout" svg:width="3.2cm" svg:height="2.2cm" svg:x="12cm" svg:y="3.367cm">
          <text:p text:style-name="P1">was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6" draw:text-style-name="P1" xml:id="id13" draw:id="id13" draw:layer="layout" svg:width="3.2cm" svg:height="2.2cm" svg:x="12cm" svg:y="6.334cm">
          <text:p text:style-name="P1">born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6" draw:text-style-name="P1" xml:id="id14" draw:id="id14" draw:layer="layout" svg:width="3.2cm" svg:height="2.2cm" svg:x="8.2cm" svg:y="9.2cm">
          <text:p text:style-name="P1">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3.2cm" svg:height="2.2cm" svg:x="15.8cm" svg:y="9.3cm">
          <text:p text:style-name="P1">[[det]]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6" draw:text-style-name="P1" xml:id="id20" draw:id="id20" draw:layer="layout" svg:width="3.2cm" svg:height="2.2cm" svg:x="15.8cm" svg:y="12.1cm">
          <text:p text:style-name="P1">village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8" draw:text-style-name="P1" xml:id="id15" draw:id="id15" draw:layer="layout" svg:width="3.2cm" svg:height="2.2cm" svg:x="12cm" svg:y="0.5cm">
          <text:p text:style-name="P1">Root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6" draw:text-style-name="P1" xml:id="id22" draw:id="id22" draw:layer="layout" svg:width="3.2cm" svg:height="2.2cm" svg:x="17.8cm" svg:y="14.5cm">
          <text:p text:style-name="P1">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3" draw:id="id23" draw:layer="layout" svg:width="3.2cm" svg:height="2.2cm" svg:x="17.8cm" svg:y="17.3cm">
          <text:p text:style-name="P1">ID=518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9" draw:text-style-name="P1" xml:id="id21" draw:id="id21" draw:layer="layout" svg:width="3.2cm" svg:height="2.2cm" svg:x="14cm" svg:y="14.536cm">
          <text:p text:style-name="P1">ID=510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9" draw:text-style-name="P1" xml:id="id17" draw:id="id17" draw:layer="layout" svg:width="3.2cm" svg:height="2.2cm" svg:x="12cm" svg:y="9.2cm">
          <text:p text:style-name="P1">ID=81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3.2cm" svg:height="2.2cm" svg:x="8.2cm" svg:y="12.1cm">
          <text:p text:style-name="P1">ID=6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468cm" svg:y1="8.212cm" svg:x2="9.8cm" svg:y2="9.2cm" draw:start-shape="id13" draw:start-glue-point="7" draw:end-shape="id14" draw:end-glue-point="4" svg:d="M12468 8212l-2668 988" svg:viewBox="0 0 2669 989">
          <text:p/>
        </draw:connector>
        <draw:connector draw:style-name="gr2" draw:text-style-name="P1" draw:layer="layout" draw:type="line" svg:x1="13.6cm" svg:y1="2.7cm" svg:x2="13.6cm" svg:y2="3.367cm" draw:start-shape="id15" draw:start-glue-point="8" draw:end-shape="id16" draw:end-glue-point="4" svg:d="M13600 2700v667" svg:viewBox="0 0 1 668">
          <text:p/>
        </draw:connector>
        <draw:connector draw:style-name="gr2" draw:text-style-name="P1" draw:layer="layout" draw:type="line" svg:x1="13.6cm" svg:y1="5.567cm" svg:x2="13.6cm" svg:y2="6.334cm" draw:start-shape="id16" draw:start-glue-point="8" draw:end-shape="id13" draw:end-glue-point="4" svg:d="M13600 5567v767" svg:viewBox="0 0 1 768">
          <text:p/>
        </draw:connector>
        <draw:connector draw:style-name="gr2" draw:text-style-name="P1" draw:layer="layout" draw:type="line" svg:x1="13.6cm" svg:y1="8.534cm" svg:x2="13.6cm" svg:y2="9.2cm" draw:start-shape="id13" draw:start-glue-point="8" draw:end-shape="id17" draw:end-glue-point="4" svg:d="M13600 8534v666" svg:viewBox="0 0 1 667">
          <text:p/>
        </draw:connector>
        <draw:connector draw:style-name="gr2" draw:text-style-name="P1" draw:layer="layout" draw:type="line" svg:x1="14.732cm" svg:y1="8.212cm" svg:x2="17.4cm" svg:y2="9.3cm" draw:start-shape="id13" draw:start-glue-point="9" draw:end-shape="id18" draw:end-glue-point="4" svg:d="M14732 8212l2668 1088" svg:viewBox="0 0 2669 1089">
          <text:p/>
        </draw:connector>
        <draw:connector draw:style-name="gr2" draw:text-style-name="P1" draw:layer="layout" draw:type="line" svg:x1="9.8cm" svg:y1="11.4cm" svg:x2="9.8cm" svg:y2="12.1cm" draw:start-shape="id14" draw:start-glue-point="8" draw:end-shape="id19" draw:end-glue-point="4" svg:d="M9800 11400v700" svg:viewBox="0 0 1 701">
          <text:p/>
        </draw:connector>
        <draw:connector draw:style-name="gr2" draw:text-style-name="P1" draw:layer="layout" draw:type="line" svg:x1="17.4cm" svg:y1="11.5cm" svg:x2="17.4cm" svg:y2="12.1cm" draw:start-shape="id18" draw:start-glue-point="8" draw:end-shape="id20" draw:end-glue-point="4" svg:d="M17400 11500v600" svg:viewBox="0 0 1 601">
          <text:p/>
        </draw:connector>
        <draw:connector draw:style-name="gr2" draw:text-style-name="P1" draw:layer="layout" draw:type="line" svg:x1="16.268cm" svg:y1="13.978cm" svg:x2="15.6cm" svg:y2="14.536cm" draw:start-shape="id20" draw:start-glue-point="7" draw:end-shape="id21" draw:end-glue-point="4" svg:d="M16268 13978l-668 558" svg:viewBox="0 0 669 559">
          <text:p/>
        </draw:connector>
        <draw:connector draw:style-name="gr2" draw:text-style-name="P1" draw:layer="layout" draw:type="line" svg:x1="18.532cm" svg:y1="13.978cm" svg:x2="19.4cm" svg:y2="14.5cm" draw:start-shape="id20" draw:start-glue-point="9" draw:end-shape="id22" draw:end-glue-point="4" svg:d="M18532 13978l868 522" svg:viewBox="0 0 869 523">
          <text:p/>
        </draw:connector>
        <draw:connector draw:style-name="gr2" draw:text-style-name="P1" draw:layer="layout" draw:type="line" svg:x1="19.4cm" svg:y1="16.7cm" svg:x2="19.4cm" svg:y2="17.3cm" draw:start-shape="id22" draw:start-glue-point="8" draw:end-shape="id23" draw:end-glue-point="4" svg:d="M19400 16700v600" svg:viewBox="0 0 1 601">
          <text:p/>
        </draw:connector>
        <draw:custom-shape draw:style-name="gr10" draw:text-style-name="P1" draw:layer="layout" svg:width="3.4cm" svg:height="1cm" svg:x="0.6cm" svg:y="17.6cm">
          <text:p text:style-name="P1">POS Ta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4cm" svg:height="1cm" svg:x="0.6cm" svg:y="15.2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cm" svg:height="1cm" svg:x="0.6cm" svg:y="16.4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cm" svg:x="0.6cm" svg:y="18.8cm">
          <text:p text:style-name="P1">Pattern ID</text:p>
          <draw:enhanced-geometry svg:viewBox="0 0 21600 21600" draw:type="rectangle" draw:enhanced-path="M 0 0 L 21600 0 21600 21600 0 21600 0 0 Z N"/>
        </draw:custom-shape>
        <draw:frame draw:style-name="gr11" draw:layer="layout" svg:width="8.432cm" svg:height="3.806cm" svg:x="4.368cm" svg:y="16cm">
          <draw:text-box>
            <text:p>Patterns:</text:p>
            <text:p>(1) <text:span text:style-name="T7">was born</text:span></text:p>
            <text:p>(2) <text:span text:style-name="T7">was born at</text:span></text:p>
            <text:p>(3) <text:span text:style-name="T7">was born [[det]] village</text:span></text:p>
            <text:p>(4) <text:span text:style-name="T7">was born [[det]] village 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ing-Cheng Li</meta:initial-creator>
    <meta:creation-date>2014-07-22T11:13:10.057582471</meta:creation-date>
    <dc:date>2014-07-22T12:53:43.963378882</dc:date>
    <dc:creator>Qing-Cheng Li</dc:creator>
    <meta:editing-duration>PT1H10M12S</meta:editing-duration>
    <meta:editing-cycles>5</meta:editing-cycles>
    <meta:generator>LibreOffice/4.2.5.2$Linux_X86_64 LibreOffice_project/61cb170a04bb1f12e77c884eab9192be736ec5f5</meta:generator>
    <meta:document-statistic meta:object-count="75"/>
  </office:meta>
</office:document-meta>
</file>